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nlyImpl.InOnlyImpl( InOnlyImpl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nlyImpl.InOnlyImpl( Exchange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nlyImpl.InOnl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OnlyImpl.InOnlyImpl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nlyImpl.readExternal( ObjectInput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